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b7930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20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21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22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23" style:family="paragraph" style:parent-style-name="Standard">
      <style:text-properties style:font-name="Times New Roman" fo:font-size="11pt" officeooo:rsid="00b82395" officeooo:paragraph-rsid="00b82395" style:font-size-asian="11pt" style:font-size-complex="11pt"/>
    </style:style>
    <style:style style:name="P2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fo:font-weight="bold" officeooo:paragraph-rsid="00c1827d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fo:font-weight="bold" officeooo:rsid="00c1827d" officeooo:paragraph-rsid="00c1827d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Times New Roman" fo:font-size="11pt" fo:font-weight="normal" officeooo:rsid="00c1827d" officeooo:paragraph-rsid="00ca9559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Times New Roman" fo:font-size="11pt" style:text-underline-style="none" fo:font-weight="normal" officeooo:paragraph-rsid="00ba6c1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Times New Roman" officeooo:paragraph-rsid="006fdae1"/>
    </style:style>
    <style:style style:name="P41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5" style:family="paragraph" style:parent-style-name="Standard">
      <style:text-properties style:font-name="Times New Roman" fo:font-weight="bold" style:font-weight-asian="bold" style:font-weight-complex="bold"/>
    </style:style>
    <style:style style:name="P46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47" style:family="paragraph" style:parent-style-name="Standard">
      <style:text-properties officeooo:paragraph-rsid="00a97144"/>
    </style:style>
    <style:style style:name="P48" style:family="paragraph" style:parent-style-name="Standard">
      <style:text-properties officeooo:paragraph-rsid="00ad7e5a"/>
    </style:style>
    <style:style style:name="P49" style:family="paragraph" style:parent-style-name="Standard">
      <style:text-properties officeooo:paragraph-rsid="00b2a008"/>
    </style:style>
    <style:style style:name="P5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52" style:family="paragraph" style:parent-style-name="Standard">
      <style:text-properties style:font-name="Times New Roman" fo:font-size="11pt" officeooo:rsid="00b24050" officeooo:paragraph-rsid="00ba6c1a" style:font-size-asian="11pt" style:font-size-complex="11pt"/>
    </style:style>
    <style:style style:name="P53" style:family="paragraph" style:parent-style-name="Standard">
      <style:text-properties style:font-name="Times New Roman" fo:font-size="11pt" officeooo:rsid="00ce1a38" officeooo:paragraph-rsid="00ce1a38" style:font-size-asian="11pt" style:font-size-complex="11pt"/>
    </style:style>
    <style:style style:name="P54" style:family="paragraph" style:parent-style-name="Standard">
      <style:text-properties style:font-name="Times New Roman" fo:font-size="11pt" fo:font-weight="normal" officeooo:rsid="00ca9559" officeooo:paragraph-rsid="00ca9559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Times New Roman" fo:font-size="11pt" style:text-underline-style="none" fo:font-weight="normal" officeooo:rsid="00ce1a38" officeooo:paragraph-rsid="00ce1a3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56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weight="bold" officeooo:rsid="00b79307" style:font-weight-asian="bold" style:font-weight-complex="bold"/>
    </style:style>
    <style:style style:name="T12" style:family="text">
      <style:text-properties fo:font-weight="bold" officeooo:rsid="00c02ab3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fcdf" style:font-weight-asian="normal" style:font-weight-complex="normal"/>
    </style:style>
    <style:style style:name="T17" style:family="text">
      <style:text-properties fo:font-weight="normal" officeooo:rsid="004b5174" style:font-weight-asian="normal" style:font-weight-complex="normal"/>
    </style:style>
    <style:style style:name="T18" style:family="text">
      <style:text-properties fo:font-weight="normal" officeooo:rsid="00625f04" style:font-weight-asian="normal" style:font-weight-complex="normal"/>
    </style:style>
    <style:style style:name="T19" style:family="text">
      <style:text-properties fo:font-weight="normal" officeooo:rsid="006fd70a" style:font-weight-asian="normal" style:font-weight-complex="normal"/>
    </style:style>
    <style:style style:name="T20" style:family="text">
      <style:text-properties fo:font-weight="normal" officeooo:rsid="0083892a" style:font-weight-asian="normal" style:font-weight-complex="normal"/>
    </style:style>
    <style:style style:name="T21" style:family="text">
      <style:text-properties fo:font-weight="normal" officeooo:rsid="00c02ab3" style:font-weight-asian="normal" style:font-weight-complex="normal"/>
    </style:style>
    <style:style style:name="T22" style:family="text">
      <style:text-properties fo:font-weight="normal" officeooo:rsid="00cc70c9" style:font-weight-asian="normal" style:font-weight-complex="normal"/>
    </style:style>
    <style:style style:name="T23" style:family="text">
      <style:text-properties officeooo:rsid="005a3f47"/>
    </style:style>
    <style:style style:name="T24" style:family="text">
      <style:text-properties officeooo:rsid="007aa92b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6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7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8" style:family="text">
      <style:text-properties officeooo:rsid="007f114f"/>
    </style:style>
    <style:style style:name="T29" style:family="text">
      <style:text-properties officeooo:rsid="00909b50"/>
    </style:style>
    <style:style style:name="T30" style:family="text">
      <style:text-properties style:text-position="super 58%"/>
    </style:style>
    <style:style style:name="T31" style:family="text">
      <style:text-properties officeooo:rsid="0094543a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89894f"/>
    </style:style>
    <style:style style:name="T34" style:family="text">
      <style:text-properties style:font-name="Times New Roman" officeooo:rsid="006f7618"/>
    </style:style>
    <style:style style:name="T35" style:family="text">
      <style:text-properties style:font-name="Times New Roman" fo:font-size="11pt" style:font-size-asian="11pt" style:font-size-complex="11pt"/>
    </style:style>
    <style:style style:name="T36" style:family="text">
      <style:text-properties style:font-name="Times New Roman" fo:font-size="11pt" officeooo:rsid="0049fcdf" style:font-size-asian="11pt" style:font-size-complex="11pt"/>
    </style:style>
    <style:style style:name="T37" style:family="text">
      <style:text-properties style:font-name="Times New Roman" fo:font-size="11pt" officeooo:rsid="0083892a" style:font-size-asian="11pt" style:font-size-complex="11pt"/>
    </style:style>
    <style:style style:name="T38" style:family="text">
      <style:text-properties style:font-name="Times New Roman" fo:font-size="11pt" officeooo:rsid="00909b50" style:font-size-asian="11pt" style:font-size-complex="11pt"/>
    </style:style>
    <style:style style:name="T39" style:family="text">
      <style:text-properties style:font-name="Times New Roman" fo:font-size="11pt" officeooo:rsid="00ad7e5a" style:font-size-asian="11pt" style:font-size-complex="11pt"/>
    </style:style>
    <style:style style:name="T40" style:family="text">
      <style:text-properties style:font-name="Times New Roman" fo:font-size="11pt" officeooo:rsid="00aec789" style:font-size-asian="11pt" style:font-size-complex="11pt"/>
    </style:style>
    <style:style style:name="T41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6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7" style:family="text">
      <style:text-properties style:font-name="Times New Roman" officeooo:rsid="00909b50"/>
    </style:style>
    <style:style style:name="T48" style:family="text">
      <style:text-properties style:font-name="Times New Roman" officeooo:rsid="0012cc8b"/>
    </style:style>
    <style:style style:name="T49" style:family="text">
      <style:text-properties style:font-name="Times New Roman" officeooo:rsid="001689ce"/>
    </style:style>
    <style:style style:name="T50" style:family="text">
      <style:text-properties style:font-name="Times New Roman" officeooo:rsid="00ab92c7"/>
    </style:style>
    <style:style style:name="T51" style:family="text">
      <style:text-properties style:font-name="Times New Roman" officeooo:rsid="00b2a008"/>
    </style:style>
    <style:style style:name="T52" style:family="text">
      <style:text-properties style:font-name="Times New Roman" officeooo:rsid="00c71501"/>
    </style:style>
    <style:style style:name="T5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style:font-size-asian="11pt" style:font-weight-asian="normal" style:font-size-complex="11pt" style:font-weight-complex="normal"/>
    </style:style>
    <style:style style:name="T55" style:family="text">
      <style:text-properties officeooo:rsid="00a8c856"/>
    </style:style>
    <style:style style:name="T56" style:family="text">
      <style:text-properties officeooo:rsid="00b24050"/>
    </style:style>
    <style:style style:name="T57" style:family="text">
      <style:text-properties officeooo:rsid="00ba6c1a"/>
    </style:style>
    <style:style style:name="T58" style:family="text">
      <style:text-properties officeooo:rsid="00bf3a6d"/>
    </style:style>
    <style:style style:name="T59" style:family="text">
      <style:text-properties officeooo:rsid="00c4157f"/>
    </style:style>
    <style:style style:name="T60" style:family="text">
      <style:text-properties officeooo:rsid="00c5ab5f"/>
    </style:style>
    <style:style style:name="T61" style:family="text">
      <style:text-properties officeooo:rsid="00c77b49"/>
    </style:style>
    <style:style style:name="T62" style:family="text">
      <style:text-properties officeooo:rsid="00ca9559"/>
    </style:style>
    <style:style style:name="T63" style:family="text">
      <style:text-properties officeooo:rsid="00ce1a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Curriculum Vitae</text:p>
      <text:p text:style-name="P9"/>
      <text:p text:style-name="P9">Aaron K. Clark</text:p>
      <text:p text:style-name="P9"><text:span text:style-name="T24">Perpetual</text:span> Student</text:p>
      <text:p text:style-name="P1"><text:span text:style-name="T32">[</text:span><text:a xlink:type="simple" xlink:href="https://orcid.org/0000-0002-6831-2663" office:target-frame-name="_top" xlink:show="replace" text:style-name="Internet_20_link" text:visited-style-name="Visited_20_Internet_20_Link"><text:span text:style-name="T32">ORCID</text:span></text:a><text:span text:style-name="T32">] [</text:span><text:a xlink:type="simple" xlink:href="http://www.researcherid.com/rid/G-9804-2017" office:target-frame-name="_top" xlink:show="replace" text:style-name="Internet_20_link" text:visited-style-name="Visited_20_Internet_20_Link"><text:span text:style-name="T32">ResearcherID</text:span></text:a><text:span text:style-name="T32">]</text:span></text:p>
      <text:p text:style-name="P1"><text:span text:style-name="T32">[</text:span><text:a xlink:type="simple" xlink:href="https://cryptojones.dev/" text:style-name="Internet_20_link" text:visited-style-name="Visited_20_Internet_20_Link"><text:span text:style-name="T33">https://cryptojones.dev/</text:span></text:a><text:span text:style-name="T34">]</text:span></text:p>
      <text:p text:style-name="P1"><text:span text:style-name="T32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2">aaron.clark18@alumni.colostate.edu</text:span></text:span></text:a><text:span text:style-name="T32">]</text:span></text:p>
      <text:p text:style-name="P1"><text:span text:style-name="T32">[</text:span><text:a xlink:type="simple" xlink:href="tel:1-281-973-6082" office:target-frame-name="_top" xlink:show="replace" text:style-name="Internet_20_link" text:visited-style-name="Visited_20_Internet_20_Link"><text:span text:style-name="T32">(281) 973-6082</text:span></text:a><text:span text:style-name="T32">]</text:span></text:p>
      <text:p text:style-name="P9"><text:span text:style-name="T63">April</text:span> <text:span text:style-name="T63">24</text:span>, <text:span text:style-name="T23">202</text:span><text:span text:style-name="T63">3</text:span></text:p>
      <text:p text:style-name="P9"/>
      <text:p text:style-name="P8"><text:span text:style-name="T14">Graduate </text:span><text:span text:style-name="T13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1"><text:a xlink:type="simple" xlink:href="https://raw.githubusercontent.com/CryptoJones/cv/master/RIT_MMM.pdf" text:style-name="Internet_20_link" text:visited-style-name="Visited_20_Internet_20_Link"><text:span text:style-name="T19">MicroMasters</text:span></text:a><text:span text:style-name="T19"> (edX),</text:span><text:span text:style-name="T18"> Cybersecurity</text:span><text:span text:style-name="T16"> – (</text:span><text:span text:style-name="T22">2021)</text:span></text:p>
      <text:p text:style-name="P36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5">Graduate Certificate,</text:span></text:a><text:span text:style-name="T35"> </text:span><text:span text:style-name="T36">Computer Science Foundations</text:span><text:span text:style-name="T35"> – (201</text:span><text:span text:style-name="T36">9</text:span><text:span text:style-name="T35">)</text:span></text:p>
      <text:p text:style-name="P13"/>
      <text:p text:style-name="P25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5">Graduate Certificate</text:span></text:a><text:span text:style-name="T35">, Information Technology Project Management – (2018)</text:span></text:p>
      <text:p text:style-name="P8"/>
      <text:p text:style-name="P40"><text:span text:style-name="T14">Undergraduate </text:span><text:span text:style-name="T13">Education</text:span></text:p>
      <text:p text:style-name="P41"/>
      <text:p text:style-name="P18"><text:span text:style-name="T5">Georgia Institute of Technology – </text:span><text:span text:style-name="T10">Atlanta</text:span><text:span text:style-name="T5">, </text:span><text:span text:style-name="T6">Georgia</text:span></text:p>
      <text:p text:style-name="P47"><text:span text:style-name="T45">Professional</text:span><text:span text:style-name="T43"> Certificate (edX), </text:span><text:span text:style-name="T45">Introduction to Python Programming</text:span><text:span text:style-name="T43"> – (</text:span><text:span text:style-name="T44">I</text:span><text:span text:style-name="T46">n Progress</text:span><text:span text:style-name="T43">)</text:span></text:p>
      <text:p text:style-name="P28"/>
      <text:p text:style-name="P26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5">Bachelor of Science</text:span></text:a><text:span text:style-name="T35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5">Undergraduate Certificate</text:span></text:a><text:span text:style-name="T35">, Unix System Administration – (2013)</text:span></text:p>
      <text:p text:style-name="P14"/>
      <text:p text:style-name="P26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5">Diploma</text:span></text:a><text:span text:style-name="T35">, Entrepreneurship Boot-camp for Veterans with Disabilities – (2013)</text:span></text:p>
      <text:p text:style-name="P14"/>
      <text:p text:style-name="P26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1">Diploma</text:span></text:a><text:span text:style-name="T42">, Basic Public Affairs Specialist, Writer – (2004)</text:span></text:p>
      <text:p text:style-name="P8"/>
      <text:p text:style-name="P42">Research Interests</text:p>
      <text:p text:style-name="P44"/>
      <text:p text:style-name="P23">Computer Security</text:p>
      <text:p text:style-name="P23">Software Engineering</text:p>
      <text:p text:style-name="P53">Data Science</text:p>
      <text:p text:style-name="P42"/>
      <text:p text:style-name="P42"><text:span text:style-name="T63">Teaching</text:span> Experience</text:p>
      <text:p text:style-name="P44"/>
      <text:p text:style-name="P27"><text:span text:style-name="T63">Teaching Assistant</text:span> (Remote)</text:p>
      <text:p text:style-name="P55">Harvard University– Online Computation Course (2022)</text:p>
      <text:p text:style-name="P38"/>
      <text:p text:style-name="P38"/>
      <text:p text:style-name="P38"/>
      <text:p text:style-name="P52"/>
      <text:p text:style-name="P8"/>
      <text:p text:style-name="P42"><text:soft-page-break/>Volunteer Experience</text:p>
      <text:p text:style-name="P42"/>
      <text:p text:style-name="P21"><text:span text:style-name="T9">O</text:span><text:span text:style-name="T5">PFOR </text:span><text:span text:style-name="T11">(RedTeam) Team Lead</text:span><text:span text:style-name="T5"> – </text:span><text:span text:style-name="T15">Cyber Shield (2021)</text:span></text:p>
      <text:p text:style-name="P22"><text:span text:style-name="T12">Professional Mentor</text:span><text:span text:style-name="T15"> – </text:span><text:span text:style-name="T21">Women in CyberSecurity </text:span><text:span text:style-name="T15"><text:s/>(2021)</text:span></text:p>
      <text:p text:style-name="P15"><text:span text:style-name="T9">Room Watcher – </text:span><text:span text:style-name="T20">National </text:span><text:span text:style-name="T15">Collegiate Penetration Testing Competition</text:span><text:span text:style-name="T20"> (2021)</text:span><text:span text:style-name="T5"><text:line-break/></text:span><text:span text:style-name="T12">Professional </text:span><text:span text:style-name="T5">Mentor</text:span> <text:span text:style-name="T5">– </text:span>Operation Code (2015 – 2019)</text:p>
      <text:p text:style-name="P10"><text:span text:style-name="T5">Usher – </text:span>Washington Jewish Music Festival (2008)</text:p>
      <text:p text:style-name="P42"/>
      <text:p text:style-name="P42">Grants, Scholarships, and Awards</text:p>
      <text:p text:style-name="P42"/>
      <text:p text:style-name="P10">President's Grant, UMUC (2012)</text:p>
      <text:p text:style-name="P42"/>
      <text:p text:style-name="P42">Memberships</text:p>
      <text:p text:style-name="P8"/>
      <text:p text:style-name="P10">American Physical Society <text:span text:style-name="T31">(APS)</text:span></text:p>
      <text:p text:style-name="P10">Association for Computing Machinery <text:span text:style-name="T31">(ACM)</text:span></text:p>
      <text:p text:style-name="P10">Autism Society of Nebraska <text:span text:style-name="T31">(ASN)</text:span><text:line-break/><text:span text:style-name="T29">DEFCON 402 </text:span><text:span text:style-name="T31">(DC402)</text:span></text:p>
      <text:p text:style-name="P22">Military Cyber Professionals Association</text:p>
      <text:p text:style-name="P17">Open Web Applications Security Project <text:span text:style-name="T31">(OWASP)</text:span></text:p>
      <text:p text:style-name="P16">R<text:span text:style-name="T31">ochester Institute of Technology Security Club (RITSecClub)</text:span></text:p>
      <text:p text:style-name="P16"/>
      <text:p text:style-name="P16"/>
      <text:p text:style-name="P33"/>
      <text:p text:style-name="P42">Industry Certifications</text:p>
      <text:p text:style-name="P44"/>
      <text:p text:style-name="P32">AWS</text:p>
      <text:p text:style-name="P54">Solutions Architect Associate (2022)</text:p>
      <text:p text:style-name="P37">Certified Cloud Practitioner <text:span text:style-name="T62">(2021)</text:span></text:p>
      <text:p text:style-name="P32"/>
      <text:p text:style-name="P31">Cisco</text:p>
      <text:p text:style-name="P10">Cisco Certified Network Associate (2001)</text:p>
      <text:p text:style-name="P44"/>
      <text:p text:style-name="P45">CompTIA</text:p>
      <text:p text:style-name="P8">A+ (2001)</text:p>
      <text:p text:style-name="P10">Network+ (2001)</text:p>
      <text:p text:style-name="P45"/>
      <text:p text:style-name="P46">(ISC)<text:span text:style-name="T30">2</text:span></text:p>
      <text:p text:style-name="P35">Systems Security Certified Practitioner (2021)</text:p>
      <text:p text:style-name="P45"/>
      <text:p text:style-name="P45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icrosoft Certified Professional (2010)</text:p>
      <text:p text:style-name="P42"/>
      <text:p text:style-name="P42">Clinics Attended</text:p>
      <text:p text:style-name="P42"/>
      <text:p text:style-name="P43"><text:span text:style-name="T53">Red Team Getting Access – <text:s/></text:span><text:a xlink:type="simple" xlink:href="https://www.blackhillsinfosec.com/" text:style-name="Internet_20_link" text:visited-style-name="Visited_20_Internet_20_Link"><text:span text:style-name="T27">Black Hills Information Security</text:span></text:a><text:span text:style-name="T53"> – <text:s/>Spearfish, South Dakota (2021)</text:span></text:p>
      <text:p text:style-name="P43"><text:span text:style-name="T53">Web Application Hacking – </text:span><text:a xlink:type="simple" xlink:href="https://trustfoundry.net/" text:style-name="Internet_20_link" text:visited-style-name="Visited_20_Internet_20_Link"><text:span text:style-name="T54">Trust Foundry</text:span></text:a><text:span text:style-name="T53"> – Omaha, Nebraska (2020)</text:span></text:p>
      <text:p text:style-name="P48"><text:span text:style-name="T35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5">Don’t Panic Labs</text:span></text:a><text:span text:style-name="T35"> – <text:s/>Lincoln, Nebraska (2018)</text:span></text:p>
      <text:p text:style-name="P48"><text:soft-page-break/><text:span text:style-name="T39">Information Assurance Manager – Marine Corps Institute – Quantico, V</text:span><text:span text:style-name="T40">irginia</text:span><text:span text:style-name="T39"> (2006)</text:span><text:span text:style-name="T35"><text:line-break/></text:span><text:span text:style-name="T37">Unix Systems Administration</text:span><text:span text:style-name="T38"> – </text:span><text:a xlink:type="simple" xlink:href="https://www.lockheedmartin.com/" text:style-name="Internet_20_link" text:visited-style-name="Visited_20_Internet_20_Link"><text:span text:style-name="T37">Lockheed Martin</text:span></text:a><text:span text:style-name="T37"> – Houston, Texas (2001)</text:span></text:p>
      <text:p text:style-name="P42"/>
      <text:p text:style-name="P42">Conferences Attended</text:p>
      <text:p text:style-name="P8"/>
      <text:p text:style-name="P49"><text:span text:style-name="T51">KernelCon – </text:span><text:a xlink:type="simple" xlink:href="https://2019.kernelcon.org/about" text:style-name="Internet_20_link" text:visited-style-name="Visited_20_Internet_20_Link"><text:span text:style-name="T26">DC402, NebraskaCert, OWASP</text:span></text:a><text:span text:style-name="T51">, Omaha, N</text:span><text:span text:style-name="T47">E</text:span><text:span text:style-name="T51"> (2019 – 202</text:span><text:span text:style-name="T52">2</text:span><text:span text:style-name="T51">)</text:span></text:p>
      <text:p text:style-name="Standard"><text:span text:style-name="T32">Nebraska.Code</text:span><text:span text:style-name="T47">()</text:span><text:span text:style-name="T32"> – </text:span><text:a xlink:type="simple" xlink:href="https://www.amegala.com/" text:style-name="Internet_20_link" text:visited-style-name="Visited_20_Internet_20_Link"><text:span text:style-name="T25">Amegala</text:span></text:a><text:span text:style-name="T32"> – Lincoln, N</text:span><text:span text:style-name="T47">E</text:span><text:span text:style-name="T32"> (2019)</text:span></text:p>
      <text:p text:style-name="P49"><text:span text:style-name="T32">AppSec California – </text:span><text:a xlink:type="simple" xlink:href="https://www.owasp.org/" office:target-frame-name="_top" xlink:show="replace" text:style-name="Internet_20_link" text:visited-style-name="Visited_20_Internet_20_Link"><text:span text:style-name="T25">OWASP</text:span></text:a><text:span text:style-name="T32"> – Santa Monica, C</text:span><text:span text:style-name="T47">A</text:span><text:span text:style-name="T32"> (2019)</text:span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7"><text:span text:style-name="T48">“</text:span><text:a xlink:type="simple" xlink:href="https://www.youtube.com/watch?v=7E0xEVi7rDM" text:style-name="Internet_20_link" text:visited-style-name="Visited_20_Internet_20_Link"><text:span text:style-name="T50">Introduction to the OWASP Top Ten</text:span></text:a><text:span text:style-name="T50">” – OWASP Omaha (May 2021)</text:span></text:p>
      <text:p text:style-name="P7"><text:span text:style-name="T48">“</text:span><text:a xlink:type="simple" xlink:href="https://www.youtube.com/watch?v=i5FBS0GmKIg" text:style-name="Internet_20_link" text:visited-style-name="Visited_20_Internet_20_Link"><text:span text:style-name="T48">Peek</text:span></text:a><text:a xlink:type="simple" xlink:href="https://www.youtube.com/watch?v=i5FBS0GmKIg" text:style-name="Internet_20_link" text:visited-style-name="Visited_20_Internet_20_Link"><text:span text:style-name="T49">ing</text:span></text:a><text:a xlink:type="simple" xlink:href="https://www.youtube.com/watch?v=i5FBS0GmKIg" text:style-name="Internet_20_link" text:visited-style-name="Visited_20_Internet_20_Link"><text:span text:style-name="T48"> into .NET Apps using dotPeek</text:span></text:a><text:span text:style-name="T48">” – DC402 Meeting (July 2019)</text:span></text:p>
      <text:p text:style-name="P2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Clark, Aaron K. - CV</dc:title>
    <meta:editing-cycles>293</meta:editing-cycles>
    <meta:editing-duration>PT16H35M42S</meta:editing-duration>
    <dc:date>2023-04-24T21:42:54.817458576</dc:date>
    <meta:document-statistic meta:table-count="0" meta:image-count="0" meta:object-count="0" meta:page-count="3" meta:paragraph-count="83" meta:word-count="458" meta:character-count="3600" meta:non-whitespace-character-count="3177"/>
    <meta:template xlink:type="simple" xlink:actuate="onRequest" xlink:title="" xlink:href="Normal"/>
  </office:meta>
</office:document-meta>
</file>